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12cm" fo:min-width="1.278cm"/>
      <style:paragraph-properties style:writing-mode="lr-tb"/>
    </style:style>
    <style:style style:name="gr2" style:family="graphic" style:parent-style-name="standard">
      <style:graphic-properties draw:stroke="none" svg:stroke-width="0.035cm" svg:stroke-color="#ffffff" draw:marker-start-width="0.252cm" draw:marker-end-width="0.252cm" draw:fill-color="#ffffff" draw:textarea-horizontal-align="justify" draw:textarea-vertical-align="middle" draw:auto-grow-height="false" fo:min-height="0.478cm" fo:min-width="1.36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3cm" fo:min-width="0.5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11.94cm" fo:min-width="4.8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224cm" fo:min-width="3.27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0.9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2.51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23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19cm" fo:min-width="0.04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textarea-horizontal-align="justify" draw:textarea-vertical-align="top" draw:auto-grow-height="false" fo:min-height="0.639cm" fo:min-width="3.453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3.78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24cm" fo:min-width="3.784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3.064cm" fo:min-width="14.75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4.576cm" fo:min-width="11.56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334cm" fo:min-width="0.878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253cm" fo:min-width="0.878cm"/>
      <style:paragraph-properties style:writing-mode="lr-tb"/>
    </style:style>
    <style:style style:name="gr18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9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5.18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4.17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364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106cm" svg:stroke-color="#666666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7cm"/>
      <style:paragraph-properties style:writing-mode="lr-tb"/>
    </style:style>
    <style:style style:name="gr25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4.072cm"/>
      <style:paragraph-properties style:writing-mode="lr-tb"/>
    </style:style>
    <style:style style:name="gr26" style:family="graphic" style:parent-style-name="objectwithoutfill">
      <style:graphic-properties svg:stroke-color="#ff00ff" draw:marker-start="Arrow" draw:marker-start-width="0.3cm" draw:marker-end="" draw:marker-end-width="0.3cm" draw:fill="none" draw:textarea-vertical-align="middle"/>
    </style:style>
    <style:style style:name="gr27" style:family="graphic" style:parent-style-name="standard">
      <style:graphic-properties svg:stroke-color="#000000" draw:fill-color="#00ff00" draw:textarea-horizontal-align="justify" draw:textarea-vertical-align="middle" draw:auto-grow-height="false" fo:min-height="0.766cm" fo:min-width="4.072cm"/>
      <style:paragraph-properties style:writing-mode="lr-tb"/>
    </style:style>
    <style:style style:name="gr28" style:family="graphic" style:parent-style-name="objectwithoutfill">
      <style:graphic-properties svg:stroke-color="#00ff00" draw:marker-start="Arrow" draw:marker-start-width="0.3cm" draw:marker-end="" draw:marker-end-width="0.3cm" draw:fill="none" draw:textarea-vertical-align="middle"/>
    </style:style>
    <style:style style:name="gr29" style:family="graphic" style:parent-style-name="standard">
      <style:graphic-properties svg:stroke-color="#000000" draw:fill-color="#ff7f00" draw:textarea-horizontal-align="justify" draw:textarea-vertical-align="middle" draw:auto-grow-height="false" fo:min-height="0.766cm" fo:min-width="4.072cm"/>
      <style:paragraph-properties style:writing-mode="lr-tb"/>
    </style:style>
    <style:style style:name="gr30" style:family="graphic" style:parent-style-name="objectwithoutfill">
      <style:graphic-properties svg:stroke-color="#ff7f00" draw:marker-start="Arrow" draw:marker-start-width="0.3cm" draw:marker-end="" draw:marker-end-width="0.3cm" draw:fill="none" draw:textarea-vertical-align="middle"/>
    </style:style>
    <style:style style:name="gr31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4.072cm"/>
      <style:paragraph-properties style:writing-mode="lr-tb"/>
    </style:style>
    <style:style style:name="gr32" style:family="graphic" style:parent-style-name="objectwithoutfill">
      <style:graphic-properties svg:stroke-color="#729fcf" draw:marker-start="Arrow" draw:marker-start-width="0.3cm" draw:marker-end="" draw:marker-end-width="0.3cm" draw:fill="none" draw:textarea-vertical-align="middle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4.072cm"/>
      <style:paragraph-properties style:writing-mode="lr-tb"/>
    </style:style>
    <style:style style:name="gr34" style:family="graphic" style:parent-style-name="objectwithoutfill">
      <style:graphic-properties svg:stroke-color="#b2b2b2" draw:marker-start="Arrow" draw:marker-start-width="0.3cm" draw:marker-end="" draw:marker-end-width="0.3cm" draw:fill="none" draw:textarea-vertical-align="middle"/>
    </style:style>
    <style:style style:name="gr35" style:family="graphic" style:parent-style-name="standard">
      <style:graphic-properties svg:stroke-color="#000000" draw:fill-color="#00ffff" draw:textarea-horizontal-align="justify" draw:textarea-vertical-align="middle" draw:auto-grow-height="false" fo:min-height="0.766cm" fo:min-width="4.072cm"/>
      <style:paragraph-properties style:writing-mode="lr-tb"/>
    </style:style>
    <style:style style:name="gr36" style:family="graphic" style:parent-style-name="objectwithoutfill">
      <style:graphic-properties svg:stroke-color="#00ffff" draw:marker-start="Arrow" draw:marker-start-width="0.3cm" draw:marker-end="" draw:marker-end-width="0.3cm" draw:fill="none" draw:textarea-vertical-align="middle"/>
    </style:style>
    <style:style style:name="gr37" style:family="graphic" style:parent-style-name="objectwithoutfill">
      <style:graphic-properties svg:stroke-color="#3465a4" draw:marker-start="Symmetric_20_Arrow" draw:marker-start-width="0.3cm" draw:marker-end="" draw:marker-end-width="0.3cm" draw:fill="none" draw:textarea-vertical-align="middle"/>
    </style:style>
    <style:style style:name="gr38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366cm"/>
      <style:paragraph-properties style:writing-mode="lr-tb"/>
    </style:style>
    <style:style style:name="gr41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svg:stroke-width="0.106cm" svg:stroke-color="#000000" draw:marker-start="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43" style:family="graphic" style:parent-style-name="objectwithoutfill">
      <style:graphic-properties svg:stroke-width="0.106cm" svg:stroke-color="#000000" draw:marker-start="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639cm" fo:min-width="4.343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3.064cm" fo:min-width="15.645cm" fo:padding-top="0.142cm" fo:padding-bottom="0.142cm" fo:padding-left="0.267cm" fo:padding-right="0.267cm"/>
      <style:paragraph-properties style:writing-mode="lr-tb"/>
    </style:style>
    <style:style style:name="gr46" style:family="graphic" style:parent-style-name="objectwithoutfill">
      <style:graphic-properties svg:stroke-width="0.106cm" svg:stroke-color="#00ffff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2cm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89cm" fo:min-width="3.276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0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498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24cm" fo:min-width="1.625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8.606cm" fo:min-width="4.418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3.378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0.455cm" fo:min-width="1.151cm"/>
      <style:paragraph-properties style:writing-mode="lr-tb"/>
    </style:style>
    <style:style style:name="gr55" style:family="graphic" style:parent-style-name="standard">
      <style:graphic-properties svg:stroke-color="#000000" draw:fill-color="#00ff00" draw:textarea-horizontal-align="justify" draw:textarea-vertical-align="middle" draw:auto-grow-height="false" fo:min-height="0.893cm" fo:min-width="1.903cm"/>
      <style:paragraph-properties style:writing-mode="lr-tb"/>
    </style:style>
    <style:style style:name="gr56" style:family="graphic" style:parent-style-name="standard">
      <style:graphic-properties svg:stroke-color="#000000" draw:fill-color="#ff7f00" draw:textarea-horizontal-align="justify" draw:textarea-vertical-align="middle" draw:auto-grow-height="false" fo:min-height="0.893cm" fo:min-width="1.876cm"/>
      <style:paragraph-properties style:writing-mode="lr-tb"/>
    </style:style>
    <style:style style:name="gr57" style:family="graphic" style:parent-style-name="standard">
      <style:graphic-properties svg:stroke-color="#000000" draw:fill-color="#ff00ff" draw:textarea-horizontal-align="justify" draw:textarea-vertical-align="middle" draw:auto-grow-height="false" fo:min-height="0.893cm" fo:min-width="1.849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3cm" fo:min-width="3.94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color="#000000" draw:textarea-horizontal-align="justify" draw:textarea-vertical-align="top" draw:auto-grow-height="false" fo:min-height="4.803cm" fo:min-width="1.759cm"/>
      <style:paragraph-properties style:writing-mode="lr-tb"/>
    </style:style>
    <style:style style:name="gr60" style:family="graphic" style:parent-style-name="standard">
      <style:graphic-properties svg:stroke-color="#000000" draw:textarea-horizontal-align="justify" draw:textarea-vertical-align="top" draw:auto-grow-height="false" fo:min-height="1.801cm" fo:min-width="1.759cm"/>
      <style:paragraph-properties style:writing-mode="lr-tb"/>
    </style:style>
    <style:style style:name="gr61" style:family="graphic" style:parent-style-name="standard">
      <style:graphic-properties draw:stroke="none" svg:stroke-width="0.035cm" svg:stroke-color="#ffffff" draw:marker-start-width="0.252cm" draw:marker-end-width="0.252cm" draw:fill-color="#ffffff" draw:textarea-horizontal-align="justify" draw:textarea-vertical-align="middle" draw:auto-grow-height="false" fo:min-height="3.558cm" fo:min-width="2.006cm" fo:padding-top="0.142cm" fo:padding-bottom="0.142cm" fo:padding-left="0.267cm" fo:padding-right="0.267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63" style:family="graphic" style:parent-style-name="objectwithoutfill">
      <style:graphic-properties draw:stroke-dash="Dash_20__28_Rounded_29_"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64" style:family="graphic" style:parent-style-name="objectwithoutfill">
      <style:graphic-properties draw:stroke="dash" draw:stroke-dash="Dash_20__28_Rounded_29_"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7.374cm"/>
      <style:paragraph-properties style:writing-mode="lr-tb"/>
    </style:style>
    <style:style style:name="co1" style:family="table-column">
      <style:table-column-properties style:column-width="1.407cm" style:use-optimal-column-width="false"/>
    </style:style>
    <style:style style:name="co2" style:family="table-column">
      <style:table-column-properties style:column-width="1.515cm" style:use-optimal-column-width="false"/>
    </style:style>
    <style:style style:name="co3" style:family="table-column">
      <style:table-column-properties style:column-width="1.42cm" style:use-optimal-column-width="false"/>
    </style:style>
    <style:style style:name="co4" style:family="table-column">
      <style:table-column-properties style:column-width="1.227cm" style:use-optimal-column-width="false"/>
    </style:style>
    <style:style style:name="co5" style:family="table-column">
      <style:table-column-properties style:column-width="1.323cm" style:use-optimal-column-width="false"/>
    </style:style>
    <style:style style:name="co6" style:family="table-column">
      <style:table-column-properties style:column-width="1.876cm" style:use-optimal-column-width="false"/>
    </style:style>
    <style:style style:name="co7" style:family="table-column">
      <style:table-column-properties style:column-width="1.467cm" style:use-optimal-column-width="false"/>
    </style:style>
    <style:style style:name="co8" style:family="table-column">
      <style:table-column-properties style:column-width="1.468cm" style:use-optimal-column-width="false"/>
    </style:style>
    <style:style style:name="co9" style:family="table-column">
      <style:table-column-properties style:column-width="1.776cm" style:use-optimal-column-width="false"/>
    </style:style>
    <style:style style:name="co10" style:family="table-column">
      <style:table-column-properties style:column-width="1.376cm" style:use-optimal-column-width="false"/>
    </style:style>
    <style:style style:name="co11" style:family="table-column">
      <style:table-column-properties style:column-width="1.499cm" style:use-optimal-column-width="false"/>
    </style:style>
    <style:style style:name="ro1" style:family="table-row">
      <style:table-row-properties style:row-height="1.213cm" style:use-optimal-row-height="false"/>
    </style:style>
    <style:style style:name="ro2" style:family="table-row">
      <style:table-row-properties style:row-height="0.737cm" style:use-optimal-row-height="false"/>
    </style:style>
    <style:style style:name="ro3" style:family="table-row">
      <style:table-row-properties style:row-height="0.591cm" style:use-optimal-row-height="false"/>
    </style:style>
    <style:style style:name="ro4" style:family="table-row">
      <style:table-row-properties style:row-height="0.589cm" style:use-optimal-row-height="false"/>
    </style:style>
    <style:style style:name="ro5" style:family="table-row">
      <style:table-row-properties style:row-height="0.6cm" style:use-optimal-row-height="false"/>
    </style:style>
    <style:style style:name="ce1" style:family="table-cell"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b2b2b2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start"/>
      <style:text-properties fo:font-size="14pt"/>
    </style:style>
    <style:style style:name="P12" style:family="paragraph">
      <loext:graphic-properties draw:fill-color="#ff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-color="#b2b2b2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00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00ff00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7f00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729fc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666666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00ffff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font-size="6pt" fo:font-weight="bold" style:font-size-asian="6pt" style:font-weight-asian="bold" style:font-size-complex="6pt" style:font-weight-complex="bold"/>
    </style:style>
    <style:style style:name="P24" style:family="paragraph">
      <style:text-properties fo:font-weight="bold" style:font-size-asian="6pt" style:font-weight-asian="bold" style:font-size-complex="6pt" style:font-weight-complex="bold"/>
    </style:style>
    <style:style style:name="P25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6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27" style:family="paragraph">
      <loext:graphic-properties draw:fill-color="#b2b2b2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margin-top="0.1cm" fo:margin-bottom="0.1cm" fo:line-height="100%" fo:text-align="end" fo:text-indent="0cm"/>
    </style:style>
    <style:style style:name="P29" style:family="paragraph">
      <style:paragraph-properties fo:margin-left="0cm" fo:margin-right="0cm" fo:margin-top="0.1cm" fo:margin-bottom="0.1cm" fo:line-height="100%" fo:text-align="end" fo:text-indent="0cm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text-align="center"/>
      <style:text-properties fo:font-size="15pt" style:font-size-asian="15pt" style:font-size-complex="15pt"/>
    </style:style>
    <style:style style:name="P3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ff00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4" draw:id="id44" draw:layer="layout" svg:width="1.778cm" svg:height="0.762cm" svg:x="25.606cm" svg:y="6.958cm">
          <text:p text:style-name="P1"><text:span text:style-name="T1">c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8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8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7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7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898cm" svg:height="0.762cm" svg:x="16.801cm" svg:y="17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9" draw:id="id59" draw:layer="layout" svg:width="1.044cm" svg:height="0.697cm" svg:x="22.999cm" svg:y="12.43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374cm" svg:height="12.224cm" svg:x="22.538cm" svg:y="7.666cm">
          <text:p text:style-name="P5"><text:span text:style-name="T2">rfdc.hd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4" draw:id="id54" draw:layer="layout" svg:width="3.81cm" svg:height="0.508cm" svg:x="23.88cm" svg:y="15.1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5" draw:id="id55" draw:layer="layout" svg:width="3.81cm" svg:height="0.508cm" svg:x="23.88cm" svg:y="15.5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6" draw:id="id56" draw:layer="layout" svg:width="3.81cm" svg:height="0.508cm" svg:x="23.88cm" svg:y="15.9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7" draw:id="id57" draw:layer="layout" svg:width="3.81cm" svg:height="0.508cm" svg:x="23.88cm" svg:y="16.3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8" draw:id="id58" draw:layer="layout" svg:width="3.81cm" svg:height="0.508cm" svg:x="23.88cm" svg:y="16.5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1.905cm" svg:x="23.98cm" svg:y="15.1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8" draw:id="id48" draw:layer="layout" svg:width="1.524cm" svg:height="1.905cm" svg:x="23.427cm" svg:y="15.159cm"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8" xml:id="id49" draw:id="id49" draw:layer="layout" svg:width="3.048cm" svg:height="1.905cm" svg:x="23.173cm" svg:y="15.1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2" draw:id="id52" draw:layer="layout" svg:width="3.81cm" svg:height="1.905cm" svg:x="23.98cm" svg:y="15.1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1" draw:id="id51" draw:layer="layout" svg:width="3.81cm" svg:height="1.905cm" svg:x="23.58cm" svg:y="15.1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0" draw:id="id50" draw:layer="layout" svg:width="3.81cm" svg:height="1.905cm" svg:x="23.18cm" svg:y="15.159cm">
          <text:p text:style-name="P7"><text:span text:style-name="T3">]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3" draw:id="id53" draw:layer="layout" svg:width="3.048cm" svg:height="1.905cm" svg:x="24.697cm" svg:y="15.159cm"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823cm" svg:height="0.725cm" svg:x="16.783cm" svg:y="11.937cm">
          <draw:text-box>
            <text:p><text:span text:style-name="T4">rfs[1]</text:span></text:p>
          </draw:text-box>
        </draw:frame>
        <draw:frame draw:style-name="gr9" draw:text-style-name="P9" draw:layer="layout" svg:width="1.823cm" svg:height="0.725cm" svg:x="16.656cm" svg:y="10.948cm">
          <draw:text-box>
            <text:p><text:span text:style-name="T4">rfs[0]</text:span></text:p>
          </draw:text-box>
        </draw:frame>
        <draw:custom-shape draw:style-name="gr10" draw:text-style-name="P10" xml:id="id21" draw:id="id21" draw:layer="layout" svg:width="1.143cm" svg:height="0.889cm" draw:transform="rotate (-3.14159265358979) translate (18.568cm 10.4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953cm" svg:height="0.889cm" svg:x="12.632cm" svg:y="12.718cm">
          <text:p text:style-name="P5"><text:span text:style-name="T5">rf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5" draw:id="id15" draw:layer="layout" svg:width="4.318cm" svg:height="0.832cm" svg:x="8.027cm" svg:y="9.79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7" draw:id="id17" draw:layer="layout" svg:width="4.318cm" svg:height="0.508cm" svg:x="8.027cm" svg:y="9.625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5.289cm" svg:height="3.348cm" svg:x="1.423cm" svg:y="9.398cm">
          <text:p text:style-name="P5"><text:span text:style-name="T2">rfdc_adc.hdl <text:s text:c="3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12.065cm" svg:height="4.826cm" svg:x="15.48cm" svg:y="1.824cm">
          <text:p text:style-name="P5"><text:span text:style-name="T2">LEGEND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43" draw:id="id43" draw:layer="layout" svg:width="1.378cm" svg:height="0.584cm" svg:x="0.026cm" svg:y="10.76cm">
          <text:p text:style-name="P5"><text:span text:style-name="T1">out0 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" draw:id="id1" draw:layer="layout" svg:width="1.378cm" svg:height="0.503cm" svg:x="0.026cm" svg:y="11.811cm">
          <text:p text:style-name="P5"><text:span text:style-name="T1">out1</text:span></text:p>
          <draw:enhanced-geometry svg:viewBox="0 0 21600 21600" draw:type="rectangle" draw:enhanced-path="M 0 0 L 21600 0 21600 21600 0 21600 0 0 Z N"/>
        </draw:custom-shape>
        <draw:connector draw:style-name="gr18" draw:text-style-name="P14" draw:layer="layout" svg:x1="5.106cm" svg:y1="11.134cm" svg:x2="4.459cm" svg:y2="11.134cm" svg:d="M5106 11134h-647" svg:viewBox="0 0 648 1">
          <text:p/>
        </draw:connector>
        <draw:connector draw:style-name="gr19" draw:text-style-name="P14" draw:layer="layout" svg:x1="1.404cm" svg:y1="12.062cm" svg:x2="2.058cm" svg:y2="12.087cm" draw:start-shape="id1" draw:start-glue-point="1" draw:end-shape="id2" draw:end-glue-point="3" svg:d="M1404 12062h319v25h335" svg:viewBox="0 0 655 26">
          <text:p/>
        </draw:connector>
        <draw:custom-shape draw:style-name="gr20" draw:text-style-name="P15" xml:id="id10" draw:id="id10" draw:layer="layout" svg:width="5.715cm" svg:height="0.762cm" svg:x="7.018cm" svg:y="10.69cm">
          <text:p text:style-name="P5"><text:span text:style-name="T6">axis_to_iqstream_conver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9" draw:id="id9" draw:layer="layout" svg:width="4.706cm" svg:height="0.762cm" svg:x="2.058cm" svg:y="10.69cm">
          <text:p text:style-name="P5"><text:span text:style-name="T6">iqstream_marsha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1" draw:id="id11" draw:layer="layout" svg:width="1.898cm" svg:height="0.762cm" svg:x="12.987cm" svg:y="10.69cm">
          <text:p text:style-name="P5"><text:span text:style-name="T7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2" draw:id="id12" draw:layer="layout" svg:width="5.715cm" svg:height="0.762cm" svg:x="7.018cm" svg:y="11.706cm">
          <text:p text:style-name="P5"><text:span text:style-name="T6">axis_to_iqstream_conver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2" draw:id="id2" draw:layer="layout" svg:width="4.706cm" svg:height="0.762cm" svg:x="2.058cm" svg:y="11.706cm">
          <text:p text:style-name="P5"><text:span text:style-name="T6">iqstream_marsha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3" draw:id="id13" draw:layer="layout" svg:width="1.898cm" svg:height="0.762cm" svg:x="12.987cm" svg:y="11.706cm">
          <text:p text:style-name="P5"><text:span text:style-name="T7">cdc.fifo</text:span></text:p>
          <draw:enhanced-geometry svg:viewBox="0 0 21600 21600" draw:type="rectangle" draw:enhanced-path="M 0 0 L 21600 0 21600 21600 0 21600 0 0 Z N"/>
        </draw:custom-shape>
        <draw:connector draw:style-name="gr23" draw:text-style-name="P14" draw:layer="layout" draw:line-skew="-0.608cm" svg:x1="15.036cm" svg:y1="14.262cm" svg:x2="10.341cm" svg:y2="13.727cm" draw:start-shape="id3" draw:start-glue-point="0" draw:end-shape="id4" draw:end-glue-point="0" svg:d="M15036 14262v-1643h-4695v1108" svg:viewBox="0 0 4696 1644">
          <text:p/>
        </draw:connector>
        <draw:frame draw:style-name="gr24" draw:text-style-name="P9" xml:id="id4" draw:id="id4" draw:layer="layout" svg:width="1.797cm" svg:height="0.725cm" svg:x="9.443cm" svg:y="13.727cm">
          <draw:text-box>
            <text:p><text:span text:style-name="T4">clks</text:span></text:p>
          </draw:text-box>
        </draw:frame>
        <draw:custom-shape draw:style-name="gr25" draw:text-style-name="P17" xml:id="id5" draw:id="id5" draw:layer="layout" svg:width="4.572cm" svg:height="1.016cm" svg:x="15.796cm" svg:y="4.108cm">
          <text:p text:style-name="P5"><text:span text:style-name="T2">rx_0 clk domain</text:span></text:p>
          <draw:enhanced-geometry svg:viewBox="0 0 21600 21600" draw:type="rectangle" draw:enhanced-path="M 0 0 L 21600 0 21600 21600 0 21600 0 0 Z N"/>
        </draw:custom-shape>
        <draw:connector draw:style-name="gr26" draw:text-style-name="P14" draw:layer="layout" svg:x1="21.348cm" svg:y1="4.641cm" svg:x2="20.368cm" svg:y2="4.616cm" draw:end-shape="id5" draw:end-glue-point="1" svg:d="M21348 4641h-239v-25h-741" svg:viewBox="0 0 981 26">
          <text:p/>
        </draw:connector>
        <draw:custom-shape draw:style-name="gr27" draw:text-style-name="P18" draw:layer="layout" svg:width="4.572cm" svg:height="1.016cm" svg:x="15.796cm" svg:y="5.378cm">
          <text:p text:style-name="P5"><text:span text:style-name="T2">tx_0 clk domain</text:span></text:p>
          <draw:enhanced-geometry svg:viewBox="0 0 21600 21600" draw:type="rectangle" draw:enhanced-path="M 0 0 L 21600 0 21600 21600 0 21600 0 0 Z N"/>
        </draw:custom-shape>
        <draw:connector draw:style-name="gr28" draw:text-style-name="P14" draw:layer="layout" svg:x1="23.748cm" svg:y1="5.911cm" svg:x2="22.768cm" svg:y2="5.886cm" svg:d="M23748 5911h-239v-25h-741" svg:viewBox="0 0 981 26">
          <text:p/>
        </draw:connector>
        <draw:custom-shape draw:style-name="gr29" draw:text-style-name="P19" draw:layer="layout" svg:width="4.572cm" svg:height="1.016cm" svg:x="21.576cm" svg:y="5.407cm">
          <text:p text:style-name="P5"><text:span text:style-name="T2">rx_1 clk domain</text:span></text:p>
          <draw:enhanced-geometry svg:viewBox="0 0 21600 21600" draw:type="rectangle" draw:enhanced-path="M 0 0 L 21600 0 21600 21600 0 21600 0 0 Z N"/>
        </draw:custom-shape>
        <draw:connector draw:style-name="gr30" draw:text-style-name="P14" draw:layer="layout" svg:x1="27.128cm" svg:y1="5.94cm" svg:x2="26.148cm" svg:y2="5.915cm" svg:d="M27128 5940h-239v-25h-741" svg:viewBox="0 0 981 26">
          <text:p/>
        </draw:connector>
        <draw:custom-shape draw:style-name="gr31" draw:text-style-name="P20" xml:id="id6" draw:id="id6" draw:layer="layout" svg:width="4.572cm" svg:height="1.016cm" svg:x="15.796cm" svg:y="2.838cm">
          <text:p text:style-name="P5"><text:span text:style-name="T2">ctl clk domain</text:span></text:p>
          <draw:enhanced-geometry svg:viewBox="0 0 21600 21600" draw:type="rectangle" draw:enhanced-path="M 0 0 L 21600 0 21600 21600 0 21600 0 0 Z N"/>
        </draw:custom-shape>
        <draw:connector draw:style-name="gr32" draw:text-style-name="P14" draw:layer="layout" svg:x1="21.348cm" svg:y1="3.371cm" svg:x2="20.368cm" svg:y2="3.346cm" draw:end-shape="id6" draw:end-glue-point="1" svg:d="M21348 3371h-239v-25h-741" svg:viewBox="0 0 981 26">
          <text:p/>
        </draw:connector>
        <draw:custom-shape draw:style-name="gr33" draw:text-style-name="P21" xml:id="id7" draw:id="id7" draw:layer="layout" svg:width="4.572cm" svg:height="1.016cm" svg:x="21.576cm" svg:y="2.808cm">
          <text:p text:style-name="P5"><text:span text:style-name="T2">(multiple clk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4" draw:layer="layout" svg:x1="27.128cm" svg:y1="3.341cm" svg:x2="26.148cm" svg:y2="3.316cm" draw:end-shape="id7" draw:end-glue-point="1" svg:d="M27128 3341h-239v-25h-741" svg:viewBox="0 0 981 26">
          <text:p/>
        </draw:connector>
        <draw:custom-shape draw:style-name="gr35" draw:text-style-name="P22" xml:id="id8" draw:id="id8" draw:layer="layout" svg:width="4.572cm" svg:height="1.016cm" svg:x="21.571cm" svg:y="4.141cm">
          <text:p text:style-name="P5"><text:span text:style-name="T2">sys clk domain</text:span></text:p>
          <draw:enhanced-geometry svg:viewBox="0 0 21600 21600" draw:type="rectangle" draw:enhanced-path="M 0 0 L 21600 0 21600 21600 0 21600 0 0 Z N"/>
        </draw:custom-shape>
        <draw:connector draw:style-name="gr36" draw:text-style-name="P14" draw:layer="layout" svg:x1="27.159cm" svg:y1="4.674cm" svg:x2="26.143cm" svg:y2="4.649cm" draw:end-shape="id8" draw:end-glue-point="1" svg:d="M27159 4674h-257v-25h-759" svg:viewBox="0 0 1017 26">
          <text:p/>
        </draw:connector>
        <draw:connector draw:style-name="gr37" draw:text-style-name="P14" draw:layer="layout" svg:x1="6.764cm" svg:y1="11.071cm" svg:x2="7.018cm" svg:y2="11.071cm" draw:start-shape="id9" draw:start-glue-point="1" draw:end-shape="id10" draw:end-glue-point="3" svg:d="M6764 11071h254" svg:viewBox="0 0 255 1">
          <text:p/>
        </draw:connector>
        <draw:connector draw:style-name="gr37" draw:text-style-name="P14" draw:layer="layout" svg:x1="12.733cm" svg:y1="11.071cm" svg:x2="12.987cm" svg:y2="11.071cm" draw:start-shape="id10" draw:start-glue-point="1" draw:end-shape="id11" draw:end-glue-point="3" svg:d="M12733 11071h254" svg:viewBox="0 0 255 1">
          <text:p/>
        </draw:connector>
        <draw:connector draw:style-name="gr37" draw:text-style-name="P14" draw:layer="layout" svg:x1="6.764cm" svg:y1="12.087cm" svg:x2="7.018cm" svg:y2="12.087cm" draw:start-shape="id2" draw:start-glue-point="1" draw:end-shape="id12" draw:end-glue-point="3" svg:d="M6764 12087h254" svg:viewBox="0 0 255 1">
          <text:p/>
        </draw:connector>
        <draw:connector draw:style-name="gr37" draw:text-style-name="P14" draw:layer="layout" svg:x1="12.733cm" svg:y1="12.087cm" svg:x2="12.987cm" svg:y2="12.087cm" draw:start-shape="id12" draw:start-glue-point="1" draw:end-shape="id13" draw:end-glue-point="3" svg:d="M12733 12087h254" svg:viewBox="0 0 255 1">
          <text:p/>
        </draw:connector>
        <draw:frame draw:style-name="standard" draw:layer="layout" svg:width="14.732cm" svg:height="5.634cm" svg:x="0.352cm" svg:y="1.747cm">
          <table:table table:template-name="turquo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2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8">OpenCPI</text:span></text:p>
                <text:p><text:span text:style-name="T8">Worker</text:span></text:p>
                <text:p><text:span text:style-name="T8">RF</text:span></text:p>
                <text:p><text:span text:style-name="T8">Signal</text:span></text:p>
              </table:table-cell>
              <table:table-cell>
                <text:p text:style-name="P23"><text:span text:style-name="T8">OpenCPI</text:span></text:p>
                <text:p text:style-name="P23"><text:span text:style-name="T8">Worker</text:span></text:p>
                <text:p text:style-name="P23"><text:span text:style-name="T8">Clock</text:span></text:p>
                <text:p text:style-name="P23"><text:span text:style-name="T8">Signal</text:span></text:p>
              </table:table-cell>
              <table:table-cell>
                <text:p text:style-name="P23"><text:span text:style-name="T8">Clock Domain</text:span></text:p>
                <text:p text:style-name="P23"><text:span text:style-name="T8">(Xilinx IP Signal)</text:span></text:p>
              </table:table-cell>
              <table:table-cell>
                <text:p text:style-name="P23"><text:span text:style-name="T8">RFSoC</text:span></text:p>
                <text:p text:style-name="P23"><text:span text:style-name="T8">Converter </text:span></text:p>
              </table:table-cell>
              <table:table-cell>
                <text:p text:style-name="P23"><text:span text:style-name="T8">RFSoC</text:span></text:p>
                <text:p text:style-name="P23"><text:span text:style-name="T8">Tile Num</text:span></text:p>
              </table:table-cell>
              <table:table-cell>
                <text:p text:style-name="P23"><text:span text:style-name="T8">RFSoC Tile</text:span></text:p>
                <text:p text:style-name="P23"><text:span text:style-name="T8">Converter Num</text:span></text:p>
              </table:table-cell>
              <table:table-cell>
                <text:p text:style-name="P23"><text:span text:style-name="T8">Xilinx IP RF Port</text:span></text:p>
              </table:table-cell>
              <table:table-cell>
                <text:p text:style-name="P23"><text:span text:style-name="T8">Xilinx IP</text:span></text:p>
                <text:p text:style-name="P23"><text:span text:style-name="T8">AXI-S Port</text:span></text:p>
              </table:table-cell>
              <table:table-cell>
                <text:p text:style-name="P23"><text:span text:style-name="T8">OpenCPI</text:span></text:p>
                <text:p text:style-name="P23"><text:span text:style-name="T8">Primitive</text:span></text:p>
                <text:p text:style-name="P23"><text:span text:style-name="T8">Axi-S Port </text:span></text:p>
              </table:table-cell>
              <table:table-cell>
                <text:p text:style-name="P23"><text:span text:style-name="T8">OpenCPI</text:span></text:p>
                <text:p text:style-name="P23"><text:span text:style-name="T8">Worker</text:span></text:p>
                <text:p text:style-name="P23"><text:span text:style-name="T8">Port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8">rfdc_adc rfs[0]</text:span></text:p>
              </table:table-cell>
              <table:table-cell>
                <text:p text:style-name="P23"><text:span text:style-name="T8">adc clks[0]</text:span></text:p>
              </table:table-cell>
              <table:table-cell>
                <text:p text:style-name="P23"><text:span text:style-name="T8">adc0_clk</text:span></text:p>
              </table:table-cell>
              <table:table-cell>
                <text:p text:style-name="P23"><text:span text:style-name="T8">ADC0</text:span></text:p>
              </table:table-cell>
              <table:table-cell>
                <text:p text:style-name="P23"><text:span text:style-name="T8">224</text:span></text:p>
              </table:table-cell>
              <table:table-cell>
                <text:p text:style-name="P23"><text:span text:style-name="T8">0/1</text:span></text:p>
              </table:table-cell>
              <table:table-cell>
                <text:p text:style-name="P23"><text:span text:style-name="T8">vin0_01</text:span></text:p>
              </table:table-cell>
              <table:table-cell>
                <text:p text:style-name="P23"><text:span text:style-name="T8">m00_axis (I)</text:span></text:p>
                <text:p text:style-name="P23"><text:span text:style-name="T8">m01_axis (Q)</text:span></text:p>
              </table:table-cell>
              <table:table-cell>
                <text:p text:style-name="P23"><text:span text:style-name="T8">m_axis_0</text:span></text:p>
              </table:table-cell>
              <table:table-cell>
                <text:p text:style-name="P23"><text:span text:style-name="T8">out0 (I/Q)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8">rfdc_adc rfs[1]</text:span></text:p>
              </table:table-cell>
              <table:table-cell>
                <text:p text:style-name="P23"><text:span text:style-name="T8">adc clks[1]</text:span></text:p>
              </table:table-cell>
              <table:table-cell>
                <text:p text:style-name="P23"><text:span text:style-name="T8">adc2_clk</text:span></text:p>
              </table:table-cell>
              <table:table-cell>
                <text:p text:style-name="P23"><text:span text:style-name="T8">ADC2</text:span></text:p>
              </table:table-cell>
              <table:table-cell>
                <text:p text:style-name="P23"><text:span text:style-name="T8">226</text:span></text:p>
              </table:table-cell>
              <table:table-cell>
                <text:p text:style-name="P23"><text:span text:style-name="T8">0/1</text:span></text:p>
              </table:table-cell>
              <table:table-cell>
                <text:p text:style-name="P23"><text:span text:style-name="T8">vin2_01</text:span></text:p>
              </table:table-cell>
              <table:table-cell>
                <text:p text:style-name="P23"><text:span text:style-name="T8">m20_axis (I)</text:span></text:p>
                <text:p text:style-name="P23"><text:span text:style-name="T8">m21_axis (Q</text:span></text:p>
              </table:table-cell>
              <table:table-cell>
                <text:p text:style-name="P23"><text:span text:style-name="T8">m_axis_1</text:span></text:p>
              </table:table-cell>
              <table:table-cell>
                <text:p text:style-name="P23"><text:span text:style-name="T8">out1 (I/Q)</text:span></text:p>
              </table:table-cell>
            </table:table-row>
            <table:table-row table:style-name="ro3" table:default-cell-style-name="ce1">
              <table:table-cell>
                <text:p text:style-name="P24"><text:span text:style-name="T8">rfdc_dac</text:span><text:span text:style-name="T8"><text:line-break/></text:span><text:span text:style-name="T8">rfs [2]</text:span></text:p>
              </table:table-cell>
              <table:table-cell>
                <text:p text:style-name="P23"><text:span text:style-name="T8">dac 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2</text:span></text:p>
              </table:table-cell>
              <table:table-cell>
                <text:p text:style-name="P23"><text:span text:style-name="T8">230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vout20</text:span></text:p>
              </table:table-cell>
              <table:table-cell>
                <text:p text:style-name="P23"><text:span text:style-name="T8">s20_axis (I/Q)</text:span></text:p>
              </table:table-cell>
              <table:table-cell>
                <text:p text:style-name="P23"><text:span text:style-name="T8">(1)</text:span></text:p>
              </table:table-cell>
              <table:table-cell>
                <text:p text:style-name="P23"><text:span text:style-name="T8">(1)</text:span></text:p>
              </table:table-cell>
            </table:table-row>
            <table:table-row table:style-name="ro3" table:default-cell-style-name="ce1">
              <table:table-cell>
                <text:p text:style-name="P24"><text:span text:style-name="T8">rfdc_dac rfs[3]</text:span></text:p>
              </table:table-cell>
              <table:table-cell>
                <text:p text:style-name="P23"><text:span text:style-name="T8">dac 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2</text:span></text:p>
              </table:table-cell>
              <table:table-cell>
                <text:p text:style-name="P23"><text:span text:style-name="T8">230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vout22</text:span></text:p>
              </table:table-cell>
              <table:table-cell>
                <text:p text:style-name="P23"><text:span text:style-name="T8">s22_axis (I/Q)</text:span></text:p>
              </table:table-cell>
              <table:table-cell>
                <text:p text:style-name="P23"><text:span text:style-name="T8">(1)</text:span></text:p>
              </table:table-cell>
              <table:table-cell>
                <text:p text:style-name="P23"><text:span text:style-name="T8">(1)</text:span></text:p>
              </table:table-cell>
            </table:table-row>
            <table:table-row table:style-name="ro3" table:default-cell-style-name="ce1">
              <table:table-cell>
                <text:p text:style-name="P24"><text:span text:style-name="T8">rfdc_dac rfs[0]</text:span></text:p>
              </table:table-cell>
              <table:table-cell>
                <text:p text:style-name="P23"><text:span text:style-name="T8">dac 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3</text:span></text:p>
              </table:table-cell>
              <table:table-cell>
                <text:p text:style-name="P23"><text:span text:style-name="T8">231</text:span></text:p>
              </table:table-cell>
              <table:table-cell>
                <text:p text:style-name="P23"><text:span text:style-name="T8">0</text:span></text:p>
              </table:table-cell>
              <table:table-cell>
                <text:p text:style-name="P23"><text:span text:style-name="T8">vout30</text:span></text:p>
              </table:table-cell>
              <table:table-cell>
                <text:p text:style-name="P23"><text:span text:style-name="T8">s30_axis (I/Q)</text:span></text:p>
              </table:table-cell>
              <table:table-cell>
                <text:p text:style-name="P23"><text:span text:style-name="T8">s_axis_0</text:span></text:p>
              </table:table-cell>
              <table:table-cell>
                <text:p text:style-name="P23"><text:span text:style-name="T8">in0 (I/Q)</text:span></text:p>
              </table:table-cell>
            </table:table-row>
            <table:table-row table:style-name="ro4" table:default-cell-style-name="ce1">
              <table:table-cell>
                <text:p text:style-name="P24"><text:span text:style-name="T8">rfdc_dac rfs[1]</text:span></text:p>
              </table:table-cell>
              <table:table-cell>
                <text:p text:style-name="P23"><text:span text:style-name="T8">dac clks[0]</text:span></text:p>
              </table:table-cell>
              <table:table-cell>
                <text:p text:style-name="P23"><text:span text:style-name="T8">dac2_clk</text:span></text:p>
              </table:table-cell>
              <table:table-cell>
                <text:p text:style-name="P23"><text:span text:style-name="T8">DAC3</text:span></text:p>
              </table:table-cell>
              <table:table-cell>
                <text:p text:style-name="P23"><text:span text:style-name="T8">231</text:span></text:p>
              </table:table-cell>
              <table:table-cell>
                <text:p text:style-name="P23"><text:span text:style-name="T8">2</text:span></text:p>
              </table:table-cell>
              <table:table-cell>
                <text:p text:style-name="P23"><text:span text:style-name="T8">vout32</text:span></text:p>
              </table:table-cell>
              <table:table-cell>
                <text:p text:style-name="P23"><text:span text:style-name="T8">s32_axis (I/Q)</text:span></text:p>
              </table:table-cell>
              <table:table-cell>
                <text:p text:style-name="P23"><text:span text:style-name="T8">s_axis_1</text:span></text:p>
              </table:table-cell>
              <table:table-cell>
                <text:p text:style-name="P23"><text:span text:style-name="T8">in1 (I/Q)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8" draw:text-style-name="P14" draw:layer="layout" svg:x1="10.178cm" svg:y1="13.254cm" svg:x2="10.559cm" svg:y2="13cm">
          <text:p/>
        </draw:line>
        <draw:frame draw:style-name="gr39" draw:text-style-name="P25" draw:layer="layout" svg:width="0.93cm" svg:height="0.725cm" svg:x="9.57cm" svg:y="12.756cm">
          <draw:text-box>
            <text:p><text:span text:style-name="T9">2</text:span></text:p>
          </draw:text-box>
        </draw:frame>
        <draw:frame draw:style-name="gr40" draw:text-style-name="P26" draw:layer="layout" svg:width="9.866cm" svg:height="1.657cm" svg:x="0.601cm" svg:y="7.39cm">
          <draw:text-box>
            <text:p text:style-name="P23"><text:span text:style-name="T8">(1) included only to route Tile 230 clock to Tile 231</text:span></text:p>
            <text:p text:style-name="P23"><text:span text:style-name="T8">https://docs.xilinx.com/r/en-US/pg269-rf-data-converter/Register-Space</text:span></text:p>
          </draw:text-box>
        </draw:frame>
        <draw:custom-shape draw:style-name="gr12" draw:text-style-name="P4" draw:layer="layout" svg:width="4.318cm" svg:height="0.832cm" svg:x="8.027cm" svg:y="9.59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svg:x1="15.936cm" svg:y1="14.262cm" svg:x2="12.345cm" svg:y2="10.206cm" draw:start-shape="id14" draw:start-glue-point="0" draw:end-shape="id15" draw:end-glue-point="1" svg:d="M15936 14262v-4056h-3591" svg:viewBox="0 0 3592 4057">
          <text:p/>
        </draw:connector>
        <draw:custom-shape draw:style-name="gr1" draw:text-style-name="P2" xml:id="id16" draw:id="id16" draw:layer="layout" svg:width="1.778cm" svg:height="0.762cm" svg:x="13.029cm" svg:y="8.636cm">
          <text:p text:style-name="P1"><text:span text:style-name="T1">ctl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svg:x1="13.918cm" svg:y1="9.398cm" svg:x2="12.345cm" svg:y2="9.879cm" draw:start-shape="id16" draw:start-glue-point="2" draw:end-shape="id17" draw:end-glue-point="1" svg:d="M13918 9398v481h-1573" svg:viewBox="0 0 1574 482">
          <text:p/>
        </draw:connector>
        <draw:connector draw:style-name="gr26" draw:text-style-name="P14" draw:layer="layout" svg:x1="14.885cm" svg:y1="11.071cm" svg:x2="15.636cm" svg:y2="14.262cm" draw:start-shape="id11" draw:start-glue-point="1" draw:end-shape="id18" draw:end-glue-point="0" svg:d="M14885 11071h751v3191" svg:viewBox="0 0 752 3192">
          <text:p/>
        </draw:connector>
        <draw:connector draw:style-name="gr30" draw:text-style-name="P14" draw:layer="layout" svg:x1="14.885cm" svg:y1="12.087cm" svg:x2="15.336cm" svg:y2="14.262cm" draw:start-shape="id13" draw:start-glue-point="1" draw:end-shape="id19" draw:end-glue-point="0" svg:d="M14885 12087h518v1287h-67v888" svg:viewBox="0 0 519 2176">
          <text:p/>
        </draw:connector>
        <draw:custom-shape draw:style-name="gr2" draw:text-style-name="P3" xml:id="id14" draw:id="id14" draw:layer="layout" svg:width="1.898cm" svg:height="0.762cm" svg:x="14.987cm" svg:y="14.262cm">
          <text:p text:style-name="P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" draw:id="id18" draw:layer="layout" svg:width="1.898cm" svg:height="0.762cm" svg:x="14.687cm" svg:y="1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1.898cm" svg:height="0.762cm" svg:x="14.387cm" svg:y="1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898cm" svg:height="0.762cm" svg:x="14.087cm" svg:y="1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" draw:id="id20" draw:layer="layout" svg:width="1.898cm" svg:height="0.762cm" svg:x="15.287cm" svg:y="1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4" draw:layer="layout" draw:line-skew="-1.414cm" svg:x1="16.236cm" svg:y1="14.262cm" svg:x2="17.998cm" svg:y2="10.488cm" draw:start-shape="id20" draw:start-glue-point="0" draw:end-shape="id21" draw:end-glue-point="4" svg:d="M16236 14262v-3294h1762v-480" svg:viewBox="0 0 1763 3775">
          <text:p/>
        </draw:connector>
        <draw:custom-shape draw:style-name="gr2" draw:text-style-name="P3" xml:id="id22" draw:id="id22" draw:layer="layout" svg:width="1.898cm" svg:height="0.762cm" svg:x="15.587cm" svg:y="14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143cm" svg:height="0.889cm" draw:transform="rotate (-3.14159265358979) translate (18.987cm 11.5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3" draw:text-style-name="P14" draw:layer="layout" draw:line-skew="-0.686cm" svg:x1="16.536cm" svg:y1="14.262cm" svg:x2="18.417cm" svg:y2="11.577cm" draw:start-shape="id22" draw:start-glue-point="0" svg:d="M16536 14262v-2278h1881v-407" svg:viewBox="0 0 1882 2686">
          <text:p/>
        </draw:connector>
        <draw:custom-shape draw:style-name="gr44" draw:text-style-name="P11" draw:layer="layout" svg:width="4.843cm" svg:height="0.889cm" svg:x="12.639cm" svg:y="18.527cm">
          <text:p text:style-name="P5"><text:span text:style-name="T5">rf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2" draw:id="id32" draw:layer="layout" svg:width="4.318cm" svg:height="0.832cm" svg:x="8.034cm" svg:y="15.599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4" draw:id="id34" draw:layer="layout" svg:width="4.318cm" svg:height="0.508cm" svg:x="8.034cm" svg:y="15.434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6.179cm" svg:height="3.348cm" svg:x="1.43cm" svg:y="15.207cm">
          <text:p text:style-name="P5"><text:span text:style-name="T2">rfdc_dac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30" draw:id="id30" draw:layer="layout" svg:width="1.378cm" svg:height="0.584cm" svg:x="0.033cm" svg:y="16.569cm">
          <text:p text:style-name="P5"><text:span text:style-name="T1">in0 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4" draw:id="id24" draw:layer="layout" svg:width="1.378cm" svg:height="0.503cm" svg:x="0.033cm" svg:y="17.62cm">
          <text:p text:style-name="P5"><text:span text:style-name="T1">in1</text:span></text:p>
          <draw:enhanced-geometry svg:viewBox="0 0 21600 21600" draw:type="rectangle" draw:enhanced-path="M 0 0 L 21600 0 21600 21600 0 21600 0 0 Z N"/>
        </draw:custom-shape>
        <draw:connector draw:style-name="gr18" draw:text-style-name="P14" draw:layer="layout" svg:x1="5.113cm" svg:y1="16.943cm" svg:x2="4.466cm" svg:y2="16.943cm" svg:d="M5113 16943h-647" svg:viewBox="0 0 648 1">
          <text:p/>
        </draw:connector>
        <draw:connector draw:style-name="gr19" draw:text-style-name="P14" draw:layer="layout" draw:line-skew="-0.172cm" svg:x1="2.065cm" svg:y1="17.896cm" svg:x2="1.411cm" svg:y2="17.871cm" draw:start-shape="id23" draw:start-glue-point="3" draw:end-shape="id24" draw:end-glue-point="1" svg:d="M2065 17896h-507v-25h-147" svg:viewBox="0 0 655 26">
          <text:p/>
        </draw:connector>
        <draw:custom-shape draw:style-name="gr20" draw:text-style-name="P15" xml:id="id25" draw:id="id25" draw:layer="layout" svg:width="5.715cm" svg:height="0.762cm" svg:x="7.025cm" svg:y="16.499cm">
          <text:p text:style-name="P5"><text:span text:style-name="T6">iqstream_to_axis_conver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26" draw:id="id26" draw:layer="layout" svg:width="4.706cm" svg:height="0.762cm" svg:x="2.065cm" svg:y="16.499cm">
          <text:p text:style-name="P5"><text:span text:style-name="T6">iqstream_demarsha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7" draw:id="id27" draw:layer="layout" svg:width="1.898cm" svg:height="0.762cm" svg:x="12.994cm" svg:y="16.499cm">
          <text:p text:style-name="P5"><text:span text:style-name="T7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4" draw:layer="layout" svg:x1="7.025cm" svg:y1="16.88cm" svg:x2="6.771cm" svg:y2="16.88cm" draw:start-shape="id25" draw:start-glue-point="3" draw:end-shape="id26" draw:end-glue-point="1" svg:d="M7025 16880h-254" svg:viewBox="0 0 255 1">
          <text:p/>
        </draw:connector>
        <draw:connector draw:style-name="gr37" draw:text-style-name="P14" draw:layer="layout" svg:x1="12.994cm" svg:y1="16.88cm" svg:x2="12.74cm" svg:y2="16.88cm" draw:start-shape="id27" draw:start-glue-point="3" draw:end-shape="id25" draw:end-glue-point="1" svg:d="M12994 16880h-254" svg:viewBox="0 0 255 1">
          <text:p/>
        </draw:connector>
        <draw:custom-shape draw:style-name="gr20" draw:text-style-name="P15" xml:id="id28" draw:id="id28" draw:layer="layout" svg:width="5.715cm" svg:height="0.762cm" svg:x="7.025cm" svg:y="17.515cm">
          <text:p text:style-name="P5"><text:span text:style-name="T6">iqstream_to_axis_conver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xml:id="id23" draw:id="id23" draw:layer="layout" svg:width="4.706cm" svg:height="0.762cm" svg:x="2.065cm" svg:y="17.515cm">
          <text:p text:style-name="P5"><text:span text:style-name="T6">iqstream_demarshal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29" draw:id="id29" draw:layer="layout" svg:width="1.898cm" svg:height="0.762cm" svg:x="12.994cm" svg:y="17.515cm">
          <text:p text:style-name="P5"><text:span text:style-name="T7">cdc.fifo</text:span></text:p>
          <draw:enhanced-geometry svg:viewBox="0 0 21600 21600" draw:type="rectangle" draw:enhanced-path="M 0 0 L 21600 0 21600 21600 0 21600 0 0 Z N"/>
        </draw:custom-shape>
        <draw:connector draw:style-name="gr37" draw:text-style-name="P14" draw:layer="layout" svg:x1="7.025cm" svg:y1="17.896cm" svg:x2="6.771cm" svg:y2="17.896cm" draw:start-shape="id28" draw:start-glue-point="3" draw:end-shape="id23" draw:end-glue-point="1" svg:d="M7025 17896h-254" svg:viewBox="0 0 255 1">
          <text:p/>
        </draw:connector>
        <draw:connector draw:style-name="gr37" draw:text-style-name="P14" draw:layer="layout" svg:x1="12.994cm" svg:y1="17.896cm" svg:x2="12.74cm" svg:y2="17.896cm" draw:start-shape="id29" draw:start-glue-point="3" draw:end-shape="id28" draw:end-glue-point="1" svg:d="M12994 17896h-254" svg:viewBox="0 0 255 1">
          <text:p/>
        </draw:connector>
        <draw:frame draw:style-name="gr24" draw:text-style-name="P9" xml:id="id42" draw:id="id42" draw:layer="layout" svg:width="1.797cm" svg:height="0.725cm" svg:x="9.45cm" svg:y="19.536cm">
          <draw:text-box>
            <text:p><text:span text:style-name="T4">clks</text:span></text:p>
          </draw:text-box>
        </draw:frame>
        <draw:connector draw:style-name="gr19" draw:text-style-name="P14" draw:layer="layout" draw:line-skew="-0.172cm" svg:x1="2.065cm" svg:y1="16.88cm" svg:x2="1.411cm" svg:y2="16.861cm" draw:start-shape="id26" draw:start-glue-point="3" draw:end-shape="id30" draw:end-glue-point="1" svg:d="M2065 16880h-507v-19h-147" svg:viewBox="0 0 655 20">
          <text:p/>
        </draw:connector>
        <draw:line draw:style-name="gr38" draw:text-style-name="P14" draw:layer="layout" svg:x1="10.185cm" svg:y1="19.163cm" svg:x2="10.566cm" svg:y2="18.909cm">
          <text:p/>
        </draw:line>
        <draw:frame draw:style-name="gr39" draw:text-style-name="P25" draw:layer="layout" svg:width="0.93cm" svg:height="0.725cm" svg:x="9.57cm" svg:y="18.622cm">
          <draw:text-box>
            <text:p><text:span text:style-name="T9">1</text:span></text:p>
          </draw:text-box>
        </draw:frame>
        <draw:custom-shape draw:style-name="gr12" draw:text-style-name="P4" draw:layer="layout" svg:width="4.318cm" svg:height="0.832cm" svg:x="8.034cm" svg:y="15.399cm">
          <text:p text:style-name="P1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svg:x1="15.943cm" svg:y1="20.071cm" svg:x2="12.352cm" svg:y2="16.015cm" draw:start-shape="id31" draw:start-glue-point="0" draw:end-shape="id32" draw:end-glue-point="1" svg:d="M15943 20071v-4056h-3591" svg:viewBox="0 0 3592 4057">
          <text:p/>
        </draw:connector>
        <draw:custom-shape draw:style-name="gr1" draw:text-style-name="P2" xml:id="id33" draw:id="id33" draw:layer="layout" svg:width="1.778cm" svg:height="0.762cm" svg:x="13.036cm" svg:y="14.445cm">
          <text:p text:style-name="P1"><text:span text:style-name="T1">ctl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svg:x1="13.925cm" svg:y1="15.207cm" svg:x2="12.352cm" svg:y2="15.688cm" draw:start-shape="id33" draw:start-glue-point="2" draw:end-shape="id34" draw:end-glue-point="1" svg:d="M13925 15207v481h-1573" svg:viewBox="0 0 1574 482">
          <text:p/>
        </draw:connector>
        <draw:connector draw:style-name="gr28" draw:text-style-name="P14" draw:layer="layout" svg:x1="15.643cm" svg:y1="20.071cm" svg:x2="14.892cm" svg:y2="16.88cm" draw:start-shape="id35" draw:start-glue-point="0" draw:end-shape="id27" draw:end-glue-point="1" svg:d="M15643 20071v-3191h-751" svg:viewBox="0 0 752 3192">
          <text:p/>
        </draw:connector>
        <draw:connector draw:style-name="gr28" draw:text-style-name="P14" draw:layer="layout" svg:x1="15.343cm" svg:y1="20.071cm" svg:x2="14.892cm" svg:y2="17.896cm" draw:start-shape="id36" draw:start-glue-point="0" draw:end-shape="id29" draw:end-glue-point="1" svg:d="M15343 20071v-888h67v-1287h-518" svg:viewBox="0 0 519 2176">
          <text:p/>
        </draw:connector>
        <draw:custom-shape draw:style-name="gr2" draw:text-style-name="P3" xml:id="id31" draw:id="id31" draw:layer="layout" svg:width="1.898cm" svg:height="0.762cm" svg:x="14.9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1.898cm" svg:height="0.762cm" svg:x="14.6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1.898cm" svg:height="0.762cm" svg:x="14.3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1" draw:id="id41" draw:layer="layout" svg:width="1.898cm" svg:height="0.762cm" svg:x="14.0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1.898cm" svg:height="0.762cm" svg:x="15.2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4" draw:layer="layout" draw:line-skew="-1.898cm" svg:x1="16.243cm" svg:y1="20.071cm" svg:x2="18.005cm" svg:y2="15.297cm" draw:start-shape="id37" draw:start-glue-point="0" draw:end-shape="id38" draw:end-glue-point="4" svg:d="M16243 20071v-4277h1762v-497" svg:viewBox="0 0 1763 4775">
          <text:p/>
        </draw:connector>
        <draw:custom-shape draw:style-name="gr2" draw:text-style-name="P3" xml:id="id62" draw:id="id62" draw:layer="layout" svg:width="1.898cm" svg:height="0.762cm" svg:x="15.5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9" draw:id="id39" draw:layer="layout" svg:width="1.898cm" svg:height="0.762cm" svg:x="13.7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draw:line-skew="-0.628cm" svg:x1="14.743cm" svg:y1="20.071cm" svg:x2="8.662cm" svg:y2="19.604cm" draw:start-shape="id39" draw:start-glue-point="0" draw:end-shape="id40" svg:d="M14743 20071v-1595h-6081v1128" svg:viewBox="0 0 6082 1596">
          <text:p/>
        </draw:connector>
        <draw:frame draw:style-name="gr47" draw:text-style-name="P9" xml:id="id40" draw:id="id40" draw:layer="layout" svg:width="1.632cm" svg:height="0.725cm" svg:x="7.846cm" svg:y="19.604cm">
          <draw:text-box>
            <text:p><text:span text:style-name="T4">sysref</text:span></text:p>
          </draw:text-box>
        </draw:frame>
        <draw:connector draw:style-name="gr23" draw:text-style-name="P14" draw:layer="layout" draw:line-skew="-0.608cm" svg:x1="15.043cm" svg:y1="20.071cm" svg:x2="10.348cm" svg:y2="19.536cm" draw:start-shape="id41" draw:start-glue-point="0" draw:end-shape="id42" draw:end-glue-point="0" svg:d="M15043 20071v-1643h-4695v1108" svg:viewBox="0 0 4696 1644">
          <text:p/>
        </draw:connector>
        <draw:connector draw:style-name="gr19" draw:text-style-name="P14" draw:layer="layout" svg:x1="1.404cm" svg:y1="11.052cm" svg:x2="2.058cm" svg:y2="11.071cm" draw:start-shape="id43" draw:start-glue-point="1" draw:end-shape="id9" draw:end-glue-point="3" svg:d="M1404 11052h319v19h335" svg:viewBox="0 0 655 20">
          <text:p/>
        </draw:connector>
        <draw:custom-shape draw:style-name="gr6" draw:text-style-name="P8" draw:layer="layout" svg:width="3.81cm" svg:height="1.905cm" svg:x="23.98cm" svg:y="15.5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svg:x="23.98cm" svg:y="15.8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svg:x="23.98cm" svg:y="16.0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.81cm" svg:height="0.773cm" svg:x="23.98cm" svg:y="15.0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494cm" svg:height="0.832cm" svg:x="23.199cm" svg:y="12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.81cm" svg:height="1.905cm" svg:x="23.68cm" svg:y="15.5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svg:x="23.68cm" svg:y="16.0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svg:x="23.68cm" svg:y="14.559cm">
          <text:p text:style-name="P7"><text:span text:style-name="T3">usp_rf_data_converter_0</text:span></text:p>
          <draw:enhanced-geometry svg:viewBox="0 0 21600 21600" draw:type="rectangle" draw:enhanced-path="M 0 0 L 21600 0 21600 21600 0 21600 0 0 Z N"/>
        </draw:custom-shape>
        <draw:custom-shape draw:style-name="gr50" draw:text-style-name="P27" draw:layer="layout" svg:width="2.032cm" svg:height="0.762cm" svg:x="23.68cm" svg:y="16.302cm">
          <text:p text:style-name="P1"><text:span text:style-name="T2">rfdc_prim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2.159cm" svg:height="1.524cm" svg:x="24.442cm" svg:y="15.54cm">
          <text:p text:style-name="P1"><text:span text:style-name="T2">rfdc_prim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draw:line-skew="0.145cm" svg:x1="26.495cm" svg:y1="7.72cm" svg:x2="25.788cm" svg:y2="8.963cm" draw:start-shape="id44" draw:start-glue-point="2" draw:end-shape="id45" svg:d="M26495 7720v758h-707v485" svg:viewBox="0 0 708 1244">
          <text:p/>
        </draw:connector>
        <draw:custom-shape draw:style-name="gr52" draw:text-style-name="P29" draw:layer="layout" svg:width="4.952cm" svg:height="8.89cm" draw:transform="skewX (-0.00802851455917392) rotate (-0.00802851455917366) translate (22.919cm 10.293cm)">
          <text:p text:style-name="P28"><text:span text:style-name="T2">rf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45" draw:id="id45" draw:layer="layout" svg:width="3.912cm" svg:height="0.832cm" svg:x="23.832cm" svg:y="8.963cm">
          <text:p text:style-name="P30"><text:span text:style-name="T10">raw2axi_lite32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draw:line-skew="0.745cm" svg:x1="25.561cm" svg:y1="12.43cm" svg:x2="25.788cm" svg:y2="9.795cm" draw:start-shape="id46" draw:start-glue-point="0" draw:end-shape="id45" svg:d="M25561 12430v-573h227v-2062" svg:viewBox="0 0 228 2636">
          <text:p/>
        </draw:connector>
        <draw:custom-shape draw:style-name="gr54" draw:text-style-name="P2" xml:id="id47" draw:id="id47" draw:layer="layout" svg:width="1.651cm" svg:height="0.705cm" svg:x="24.861cm" svg:y="14.479cm">
          <text:p text:style-name="P1"><text:span text:style-name="T1">s_axi</text:span></text:p>
          <draw:enhanced-geometry svg:viewBox="0 0 21600 21600" draw:type="rectangle" draw:enhanced-path="M 0 0 L 21600 0 21600 21600 0 21600 0 0 Z N"/>
        </draw:custom-shape>
        <draw:connector draw:style-name="gr41" draw:text-style-name="P14" draw:layer="layout" svg:x1="25.561cm" svg:y1="13.127cm" svg:x2="25.686cm" svg:y2="14.479cm" draw:start-shape="id46" draw:start-glue-point="2" draw:end-shape="id47" draw:end-glue-point="0" svg:d="M25561 13127v684h125v668" svg:viewBox="0 0 126 1353">
          <text:p/>
        </draw:connector>
        <draw:custom-shape draw:style-name="gr55" draw:text-style-name="P18" draw:layer="layout" svg:width="2.403cm" svg:height="1.143cm" svg:x="23.207cm" svg:y="10.639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2.376cm" svg:height="1.143cm" svg:x="23.107cm" svg:y="10.539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2.349cm" svg:height="1.143cm" svg:x="23.007cm" svg:y="10.439cm">
          <text:p text:style-name="P32"><text:span text:style-name="T7">cdc.reset</text:span></text:p>
          <draw:enhanced-geometry svg:viewBox="0 0 21600 21600" draw:type="rectangle" draw:enhanced-path="M 0 0 L 21600 0 21600 21600 0 21600 0 0 Z N"/>
        </draw:custom-shape>
        <draw:custom-shape draw:style-name="gr58" draw:text-style-name="P31" xml:id="id46" draw:id="id46" draw:layer="layout" svg:width="4.474cm" svg:height="0.697cm" svg:x="23.324cm" svg:y="12.43cm">
          <text:p text:style-name="P30"><text:span text:style-name="T10">axi_inter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2.259cm" svg:height="5.053cm" svg:x="20.283cm" svg:y="11.884cm">
          <text:p text:style-name="P5"><text:span text:style-name="T5">rfdc_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2.259cm" svg:height="2.051cm" svg:x="20.283cm" svg:y="17.064cm">
          <text:p text:style-name="P5"><text:span text:style-name="T5">rfdc_d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24.189cm" svg:y1="17.064cm" svg:x2="19.599cm" svg:y2="17.926cm" draw:start-shape="id48" draw:start-glue-point="2" svg:d="M24189 17064v690h-4590v172" svg:viewBox="0 0 4591 863">
          <text:p/>
        </draw:connector>
        <draw:connector draw:style-name="gr23" draw:text-style-name="P14" draw:layer="layout" svg:x1="24.697cm" svg:y1="17.064cm" svg:x2="19.599cm" svg:y2="18.126cm" draw:start-shape="id49" draw:start-glue-point="2" svg:d="M24697 17064v790h-5098v272" svg:viewBox="0 0 5099 1063">
          <text:p/>
        </draw:connector>
        <draw:connector draw:style-name="gr28" draw:text-style-name="P14" draw:layer="layout" svg:x1="25.085cm" svg:y1="17.064cm" svg:x2="19.599cm" svg:y2="18.326cm" draw:start-shape="id50" draw:start-glue-point="2" svg:d="M25085 17064v890h-5486v372" svg:viewBox="0 0 5487 1263">
          <text:p/>
        </draw:connector>
        <draw:connector draw:style-name="gr28" draw:text-style-name="P14" draw:layer="layout" svg:x1="25.485cm" svg:y1="17.064cm" svg:x2="19.599cm" svg:y2="18.526cm" draw:start-shape="id51" draw:start-glue-point="2" svg:d="M25485 17064v990h-5886v472" svg:viewBox="0 0 5887 1463">
          <text:p/>
        </draw:connector>
        <draw:connector draw:style-name="gr42" draw:text-style-name="P14" draw:layer="layout" svg:x1="19.599cm" svg:y1="18.726cm" svg:x2="25.885cm" svg:y2="17.064cm" draw:end-shape="id52" draw:end-glue-point="2" svg:d="M19599 18726v-572h6286v-1090" svg:viewBox="0 0 6287 1663">
          <text:p/>
        </draw:connector>
        <draw:connector draw:style-name="gr42" draw:text-style-name="P14" draw:layer="layout" draw:line-skew="0.08cm" svg:x1="19.599cm" svg:y1="18.926cm" svg:x2="26.221cm" svg:y2="17.064cm" draw:end-shape="id53" draw:end-glue-point="2" svg:d="M19599 18926v-592h6622v-1270" svg:viewBox="0 0 6623 1863">
          <text:p/>
        </draw:connector>
        <draw:custom-shape draw:style-name="gr2" draw:text-style-name="P3" draw:layer="layout" svg:width="1.898cm" svg:height="0.762cm" svg:x="16.801cm" svg:y="12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4" draw:layer="layout" draw:line-skew="0.865cm" svg:x1="23.88cm" svg:y1="15.413cm" svg:x2="19.599cm" svg:y2="13.326cm" draw:start-shape="id54" draw:start-glue-point="3" svg:d="M23880 15413h-1534v-2087h-2747" svg:viewBox="0 0 4282 2088">
          <text:p/>
        </draw:connector>
        <draw:custom-shape draw:style-name="gr2" draw:text-style-name="P3" draw:layer="layout" svg:width="1.898cm" svg:height="0.762cm" svg:x="16.801cm" svg:y="13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4" draw:layer="layout" draw:line-skew="0.611cm" svg:x1="19.599cm" svg:y1="13.526cm" svg:x2="23.88cm" svg:y2="15.813cm" draw:end-shape="id55" draw:end-glue-point="3" svg:d="M19599 13526h2493v2287h1788" svg:viewBox="0 0 4282 2288">
          <text:p/>
        </draw:connector>
        <draw:custom-shape draw:style-name="gr2" draw:text-style-name="P3" draw:layer="layout" svg:width="1.898cm" svg:height="0.762cm" svg:x="16.801cm" svg:y="13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4" draw:layer="layout" draw:line-skew="0.357cm" svg:x1="19.599cm" svg:y1="13.726cm" svg:x2="23.88cm" svg:y2="16.213cm" draw:end-shape="id56" draw:end-glue-point="3" svg:d="M19599 13726h2239v2487h2042" svg:viewBox="0 0 4282 2488">
          <text:p/>
        </draw:connector>
        <draw:custom-shape draw:style-name="gr2" draw:text-style-name="P3" draw:layer="layout" svg:width="1.898cm" svg:height="0.762cm" svg:x="16.801cm" svg:y="13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4" draw:layer="layout" draw:line-skew="0.103cm" svg:x1="23.88cm" svg:y1="16.613cm" svg:x2="19.599cm" svg:y2="13.926cm" draw:start-shape="id57" draw:start-glue-point="3" svg:d="M23880 16613h-2296v-2687h-1985" svg:viewBox="0 0 4282 2688">
          <text:p/>
        </draw:connector>
        <draw:custom-shape draw:style-name="gr2" draw:text-style-name="P3" draw:layer="layout" svg:width="1.898cm" svg:height="0.762cm" svg:x="16.801cm" svg:y="1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4" draw:layer="layout" draw:line-skew="-0.151cm" svg:x1="23.88cm" svg:y1="16.813cm" svg:x2="19.599cm" svg:y2="14.126cm" draw:start-shape="id58" draw:start-glue-point="3" svg:d="M23880 16813h-2550v-2687h-1731" svg:viewBox="0 0 4282 2688">
          <text:p/>
        </draw:connector>
        <draw:custom-shape draw:style-name="gr2" draw:text-style-name="P3" draw:layer="layout" svg:width="1.898cm" svg:height="0.762cm" svg:x="16.801cm" svg:y="12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3.324cm" svg:y1="12.778cm" svg:x2="19.599cm" svg:y2="13.126cm" draw:start-shape="id46" draw:start-glue-point="3" svg:d="M23324 12778h-2121v348h-1604" svg:viewBox="0 0 3726 349">
          <text:p/>
        </draw:connector>
        <draw:connector draw:style-name="gr41" draw:text-style-name="P14" draw:layer="layout" draw:line-skew="1.506cm" svg:x1="23.521cm" svg:y1="13.127cm" svg:x2="19.599cm" svg:y2="17.726cm" draw:start-shape="id59" draw:start-glue-point="2" svg:d="M23521 13127v4064h-3922v535" svg:viewBox="0 0 3923 4600">
          <text:p/>
        </draw:connector>
        <draw:connector draw:style-name="gr42" draw:text-style-name="P14" draw:layer="layout" draw:line-skew="0.588cm" svg:x1="19.799cm" svg:y1="18.626cm" svg:x2="26.421cm" svg:y2="16.764cm" svg:d="M19799 18626v-84h6622v-1778" svg:viewBox="0 0 6623 1863">
          <text:p/>
        </draw:connector>
        <draw:connector draw:style-name="gr42" draw:text-style-name="P14" draw:layer="layout" draw:line-skew="0.588cm" svg:x1="19.999cm" svg:y1="18.826cm" svg:x2="26.621cm" svg:y2="16.964cm" svg:d="M19999 18826v-84h6622v-1778" svg:viewBox="0 0 6623 1863">
          <text:p/>
        </draw:connector>
        <draw:custom-shape draw:style-name="gr61" draw:text-style-name="P3" draw:layer="layout" svg:width="2.54cm" svg:height="3.842cm" svg:x="17.609cm" svg:y="16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4" draw:layer="layout" draw:line-skew="-0.854cm" svg:x1="17.143cm" svg:y1="20.071cm" svg:x2="19.224cm" svg:y2="18.289cm" draw:start-shape="id60" draw:start-glue-point="0" draw:end-shape="id61" draw:end-glue-point="4" svg:d="M17143 20071v-1737h2081v-45" svg:viewBox="0 0 2082 1783">
          <text:p/>
        </draw:connector>
        <draw:custom-shape draw:style-name="gr10" draw:text-style-name="P10" xml:id="id38" draw:id="id38" draw:layer="layout" svg:width="1.143cm" svg:height="0.889cm" draw:transform="rotate (-3.14159265358979) translate (18.575cm 15.2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xml:id="id65" draw:id="id65" draw:layer="layout" svg:width="1.143cm" svg:height="0.889cm" draw:transform="rotate (-3.14159265358979) translate (19.394cm 17.2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xml:id="id61" draw:id="id61" draw:layer="layout" svg:width="1.143cm" svg:height="0.889cm" draw:transform="rotate (-3.14159265358979) translate (19.794cm 18.2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64" draw:id="id64" draw:layer="layout" svg:width="1.898cm" svg:height="0.762cm" svg:x="15.8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0" draw:id="id60" draw:layer="layout" svg:width="1.898cm" svg:height="0.762cm" svg:x="16.194cm" svg:y="20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823cm" svg:height="0.725cm" svg:x="17.491cm" svg:y="17.547cm">
          <draw:text-box>
            <text:p><text:span text:style-name="T4">rfs[2]</text:span></text:p>
          </draw:text-box>
        </draw:frame>
        <draw:frame draw:style-name="gr9" draw:text-style-name="P9" draw:layer="layout" svg:width="1.823cm" svg:height="0.725cm" svg:x="17.492cm" svg:y="18.348cm">
          <draw:text-box>
            <text:p><text:span text:style-name="T4">rfs[3]</text:span></text:p>
          </draw:text-box>
        </draw:frame>
        <draw:frame draw:style-name="gr9" draw:text-style-name="P9" draw:layer="layout" svg:width="1.823cm" svg:height="0.725cm" svg:x="16.263cm" svg:y="15.757cm">
          <draw:text-box>
            <text:p><text:span text:style-name="T4">rfs[0]</text:span></text:p>
          </draw:text-box>
        </draw:frame>
        <draw:frame draw:style-name="gr9" draw:text-style-name="P9" draw:layer="layout" svg:width="1.823cm" svg:height="0.725cm" svg:x="17.39cm" svg:y="16.646cm">
          <draw:text-box>
            <text:p><text:span text:style-name="T4">rfs[1]</text:span></text:p>
          </draw:text-box>
        </draw:frame>
        <draw:connector draw:style-name="gr43" draw:text-style-name="P14" draw:layer="layout" draw:line-skew="-1.554cm" svg:x1="16.543cm" svg:y1="20.071cm" svg:x2="18.424cm" svg:y2="16.287cm" draw:start-shape="id62" draw:start-glue-point="0" draw:end-shape="id63" draw:end-glue-point="4" svg:d="M16543 20071v-3438h1881v-346" svg:viewBox="0 0 1882 3785">
          <text:p/>
        </draw:connector>
        <draw:connector draw:style-name="gr43" draw:text-style-name="P14" draw:layer="layout" draw:line-skew="-1.242cm" svg:x1="16.843cm" svg:y1="20.071cm" svg:x2="18.824cm" svg:y2="17.288cm" draw:start-shape="id64" draw:start-glue-point="0" draw:end-shape="id65" draw:end-glue-point="4" svg:d="M16843 20071v-2626h1981v-157" svg:viewBox="0 0 1982 2784">
          <text:p/>
        </draw:connector>
        <draw:custom-shape draw:style-name="gr10" draw:text-style-name="P10" xml:id="id63" draw:id="id63" draw:layer="layout" svg:width="1.143cm" svg:height="0.889cm" draw:transform="rotate (-3.14159265358979) translate (18.994cm 16.2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34" draw:layer="layout" svg:width="3.81cm" svg:height="1.905cm" svg:x="23.88cm" svg:y="15.159cm">
          <text:p text:style-name="P7"><text:span text:style-name="T3">usp_rf_data_converter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4" draw:layer="layout" svg:x1="14.688cm" svg:y1="20.239cm" svg:x2="14.942cm" svg:y2="20.493cm">
          <text:p/>
        </draw:line>
        <draw:line draw:style-name="gr38" draw:text-style-name="P14" draw:layer="layout" svg:x1="17.296cm" svg:y1="20.239cm" svg:x2="17.042cm" svg:y2="20.493cm">
          <text:p/>
        </draw:line>
        <draw:line draw:style-name="gr38" draw:text-style-name="P14" draw:layer="layout" svg:x1="14.889cm" svg:y1="14.339cm" svg:x2="15.143cm" svg:y2="14.593cm">
          <text:p/>
        </draw:line>
        <draw:line draw:style-name="gr38" draw:text-style-name="P14" draw:layer="layout" svg:x1="16.697cm" svg:y1="14.339cm" svg:x2="16.443cm" svg:y2="14.593cm">
          <text:p/>
        </draw:line>
        <draw:line draw:style-name="gr38" draw:text-style-name="P14" draw:layer="layout" svg:x1="15.069cm" svg:y1="14.578cm" svg:x2="16.466cm" svg:y2="14.578cm">
          <text:p/>
        </draw:line>
        <draw:line draw:style-name="gr38" draw:text-style-name="P14" draw:layer="layout" svg:x1="14.87cm" svg:y1="20.478cm" svg:x2="17.101cm" svg:y2="20.478cm">
          <text:p/>
        </draw:line>
        <draw:line draw:style-name="gr38" draw:text-style-name="P14" draw:layer="layout" svg:x1="20.022cm" svg:y1="17.164cm" svg:x2="19.768cm" svg:y2="17.418cm">
          <text:p/>
        </draw:line>
        <draw:line draw:style-name="gr38" draw:text-style-name="P14" draw:layer="layout" svg:x1="19.768cm" svg:y1="18.588cm" svg:x2="20.022cm" svg:y2="18.842cm">
          <text:p/>
        </draw:line>
        <draw:line draw:style-name="gr38" draw:text-style-name="P14" draw:layer="layout" svg:x1="19.522cm" svg:y1="13.064cm" svg:x2="19.268cm" svg:y2="13.318cm">
          <text:p/>
        </draw:line>
        <draw:line draw:style-name="gr38" draw:text-style-name="P14" draw:layer="layout" svg:x1="19.268cm" svg:y1="13.988cm" svg:x2="19.522cm" svg:y2="14.242cm">
          <text:p/>
        </draw:line>
        <draw:line draw:style-name="gr38" draw:text-style-name="P14" draw:layer="layout" svg:x1="19.26cm" svg:y1="14.016cm" svg:x2="19.268cm" svg:y2="13.318cm">
          <text:p/>
        </draw:line>
        <draw:line draw:style-name="gr63" draw:text-style-name="P14" draw:layer="layout" svg:x1="19.768cm" svg:y1="18.588cm" svg:x2="19.768cm" svg:y2="17.445cm">
          <text:p/>
        </draw:line>
        <draw:line draw:style-name="gr64" draw:text-style-name="P14" draw:layer="layout" svg:x1="15.971cm" svg:y1="20.778cm" svg:x2="19.514cm" svg:y2="20.778cm">
          <text:p/>
        </draw:line>
        <draw:line draw:style-name="gr65" draw:text-style-name="P14" draw:layer="layout" svg:x1="15.972cm" svg:y1="20.778cm" svg:x2="15.958cm" svg:y2="20.493cm">
          <text:p/>
        </draw:line>
        <draw:line draw:style-name="gr64" draw:text-style-name="P14" draw:layer="layout" svg:x1="19.514cm" svg:y1="20.747cm" svg:x2="19.514cm" svg:y2="18.334cm">
          <text:p/>
        </draw:line>
        <draw:line draw:style-name="gr64" draw:text-style-name="P35" draw:layer="layout" svg:x1="15.972cm" svg:y1="20.779cm" svg:x2="15.958cm" svg:y2="20.494cm">
          <text:p/>
        </draw:line>
        <draw:line draw:style-name="gr64" draw:text-style-name="P14" draw:layer="layout" svg:x1="19.777cm" svg:y1="18.334cm" svg:x2="19.514cm" svg:y2="18.334cm">
          <text:p/>
        </draw:line>
        <draw:line draw:style-name="gr64" draw:text-style-name="P35" draw:layer="layout" svg:x1="15.831cm" svg:y1="14.905cm" svg:x2="15.817cm" svg:y2="14.62cm">
          <text:p/>
        </draw:line>
        <draw:line draw:style-name="gr64" draw:text-style-name="P14" draw:layer="layout" svg:x1="15.831cm" svg:y1="14.905cm" svg:x2="17.228cm" svg:y2="14.905cm">
          <text:p/>
        </draw:line>
        <draw:line draw:style-name="gr64" draw:text-style-name="P14" draw:layer="layout" svg:x1="17.228cm" svg:y1="14.905cm" svg:x2="17.228cm" svg:y2="13.635cm">
          <text:p/>
        </draw:line>
        <draw:line draw:style-name="gr64" draw:text-style-name="P14" draw:layer="layout" svg:x1="17.228cm" svg:y1="13.635cm" svg:x2="19.26cm" svg:y2="13.635cm">
          <text:p/>
        </draw:line>
        <draw:frame draw:style-name="standard" draw:layer="layout" svg:width="4.65cm" svg:height="2.536cm" svg:x="17.336cm" svg:y="6.903cm">
          <table:table table:template-name="turquoise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8">OpenCPI</text:span><text:span text:style-name="T8"><text:line-break/></text:span><text:span text:style-name="T8">Worker</text:span></text:p>
              </table:table-cell>
              <table:table-cell>
                <text:p text:style-name="P23"><text:span text:style-name="T8">Offset Address</text:span></text:p>
              </table:table-cell>
              <table:table-cell>
                <text:p text:style-name="P23"><text:span text:style-name="T8">High Address</text:span></text:p>
              </table:table-cell>
            </table:table-row>
            <table:table-row table:style-name="ro5" table:default-cell-style-name="ce1">
              <table:table-cell>
                <text:p text:style-name="P24"><text:span text:style-name="T8">rfdc</text:span></text:p>
              </table:table-cell>
              <table:table-cell>
                <text:p text:style-name="P23"><text:span text:style-name="T8">0x00000</text:span></text:p>
              </table:table-cell>
              <table:table-cell>
                <text:p text:style-name="P23"><text:span text:style-name="T8">0x03FFF</text:span></text:p>
              </table:table-cell>
            </table:table-row>
            <table:table-row table:style-name="ro5" table:default-cell-style-name="ce1">
              <table:table-cell>
                <text:p text:style-name="P24"><text:span text:style-name="T8">rfdc_dac</text:span></text:p>
              </table:table-cell>
              <table:table-cell>
                <text:p text:style-name="P23"><text:span text:style-name="T8">0x04000</text:span></text:p>
              </table:table-cell>
              <table:table-cell>
                <text:p text:style-name="P23"><text:span text:style-name="T8">0x13FFF</text:span></text:p>
              </table:table-cell>
            </table:table-row>
            <table:table-row table:style-name="ro5" table:default-cell-style-name="ce1">
              <table:table-cell>
                <text:p text:style-name="P24"><text:span text:style-name="T8">rfdc_adc</text:span></text:p>
              </table:table-cell>
              <table:table-cell>
                <text:p text:style-name="P23"><text:span text:style-name="T8">0x14000</text:span></text:p>
              </table:table-cell>
              <table:table-cell>
                <text:p text:style-name="P23"><text:span text:style-name="T8">0x23FFF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4" draw:text-style-name="P14" draw:layer="layout" svg:x1="20.403cm" svg:y1="9.444cm" svg:x2="23.197cm" svg:y2="12.238cm">
          <text:p/>
        </draw:line>
        <draw:frame draw:style-name="gr66" draw:text-style-name="P26" draw:layer="layout" svg:width="7.874cm" svg:height="0.641cm" svg:x="17.101cm" svg:y="6.55cm">
          <draw:text-box>
            <text:p text:style-name="P23"><text:span text:style-name="T8">https://docs.xilinx.com/r/en-US/pg269-rf-data-converter/Register-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3T14:29:47.829743734</meta:creation-date>
    <dc:date>2023-03-24T13:02:36.273000000</dc:date>
    <meta:editing-duration>P4DT22M21S</meta:editing-duration>
    <meta:editing-cycles>31</meta:editing-cycles>
    <meta:generator>LibreOffice/7.5.0.3$Windows_X86_64 LibreOffice_project/c21113d003cd3efa8c53188764377a8272d9d6de</meta:generator>
    <meta:document-statistic meta:object-count="199"/>
  </office:meta>
</office:document-meta>
</file>